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5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38761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6d0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cenariusz Testow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 </text:p>
          </table:table-cell>
          <table:table-cell table:style-name="ce2" office:value-type="string" calcext:value-type="string">
            <text:p>Opis</text:p>
          </table:table-cell>
          <table:table-cell table:style-name="ce2" office:value-type="string" calcext:value-type="string">
            <text:p>Typ</text:p>
          </table:table-cell>
          <table:table-cell table:style-name="ce9" office:value-type="string" calcext:value-type="string">
            <text:p>Czynnosci przygotowawcze</text:p>
          </table:table-cell>
          <table:table-cell table:style-name="ce9" office:value-type="string" calcext:value-type="string">
            <text:p>Czynnosci końcowe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prawdzenie poprawności modułu logowania do systemu ACME</text:p>
          </table:table-cell>
          <table:table-cell table:style-name="ce3" office:value-type="string" calcext:value-type="string">
            <text:p>test funkcjonalny</text:p>
          </table:table-cell>
          <table:table-cell table:style-name="ce3" office:value-type="string" calcext:value-type="string">
            <text:p>1. Wpisanie adresu https://project-ta-acme-01.netlify.com/ w przeglądarce</text:p>
            <text:p>2. Login i hasło do strony testowej</text:p>
          </table:table-cell>
          <table:table-cell table:style-name="ce3" office:value-type="string" calcext:value-type="string">
            <text:p>Wylogowanie z systemu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prawdzenie wyglądu i zachowania strony na różnych typach ekranów</text:p>
          </table:table-cell>
          <table:table-cell table:style-name="ce3" office:value-type="string" calcext:value-type="string">
            <text:p>test funkcjonalny / wizualny</text:p>
          </table:table-cell>
          <table:table-cell table:style-name="ce3" office:value-type="string" calcext:value-type="string">
            <text:p>1. Porównanie wyglądu strony z przykładem ze specyfikacji</text:p>
            <text:p>2. Sprawdzenie wyglądu strony na różnych rozmiarach wyświetlacza korzystając ze strony http://responsiv.eu/</text:p>
          </table:table-cell>
          <table:table-cell table:style-name="ce3" office:value-type="string" calcext:value-type="string">
            <text:p>Zamknięcie strony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zypadki testow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zwa</text:p>
          </table:table-cell>
          <table:table-cell table:style-name="ce4" office:value-type="string" calcext:value-type="string">
            <text:p>Warunki wstępne</text:p>
          </table:table-cell>
          <table:table-cell table:style-name="ce4" office:value-type="string" calcext:value-type="string">
            <text:p>Kroki wykonania</text:p>
          </table:table-cell>
          <table:table-cell table:style-name="ce4" office:value-type="string" calcext:value-type="string">
            <text:p>Oczekiwany rezultat</text:p>
          </table:table-cell>
          <table:table-cell table:style-name="ce4" office:value-type="string" calcext:value-type="string">
            <text:p>Otrzymany rezultat</text:p>
          </table:table-cell>
          <table:table-cell table:number-columns-repeated="1018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Logowanie do systemu z prawidłowymi danymi</text:p>
          </table:table-cell>
          <table:table-cell table:style-name="ce3" office:value-type="string" calcext:value-type="string">
            <text:p>W systemie istnieją dane do logowania testowego</text:p>
          </table:table-cell>
          <table:table-cell table:style-name="ce3" office:value-type="string" calcext:value-type="string">
            <text:p>1. Wchodzimy na stronę</text:p>
            <text:p>2. podajemy dane do logowania: Login i hasło</text:p>
            <text:p>3. Naciskamy przycisk Login</text:p>
          </table:table-cell>
          <table:table-cell table:style-name="ce3" office:value-type="string" calcext:value-type="string">
            <text:p>1. Formularz logowania znika</text:p>
            <text:p>2. Widzimy komunikat “Zalogowano pomyślnie!” oraz przycisk</text:p>
            <text:p>“Wyloguj”</text:p>
            <text:p>3. Adres strony nie zmienia się</text:p>
          </table:table-cell>
          <table:table-cell table:style-name="ce1" office:value-type="string" calcext:value-type="string">
            <text:p>Zgodne z oczekiwanymi</text:p>
          </table:table-cell>
          <table:table-cell table:number-columns-repeated="1018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Próba logowania z błędnymi danymi</text:p>
          </table:table-cell>
          <table:table-cell table:style-name="ce3" office:value-type="string" calcext:value-type="string">
            <text:p>W systemie istnieją dane do logowania testowego</text:p>
          </table:table-cell>
          <table:table-cell table:style-name="ce3" office:value-type="string" calcext:value-type="string">
            <text:p>1. Wchodzimy na stronę</text:p>
            <text:p>2. podajemy błędne dane do logowania</text:p>
            <text:p>3. Naciskamy przycisk Login</text:p>
          </table:table-cell>
          <table:table-cell table:style-name="ce3" office:value-type="string" calcext:value-type="string">
            <text:p>1. Pole z hasłem zostaje wyczyszczone</text:p>
            <text:p>2. Pole z loginem uzytkownika pozostaje </text:p>
            <text:p>3. Pojawia się komunikat “Niepoprawne dane logowania”</text:p>
            <text:p>4. Pozostajemy na tej samej stronie</text:p>
          </table:table-cell>
          <table:table-cell table:style-name="ce1" office:value-type="string" calcext:value-type="string">
            <text:p>1. komunikat inny niż w specyfikcaji: "Zły login lub hasło"</text:p>
            <text:p>2. pole hasło nie zostaje wyczyszczone</text:p>
          </table:table-cell>
          <table:table-cell table:number-columns-repeated="1018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Proba logowania z niepełnymi danymi: podano login nie wpisano hasła</text:p>
          </table:table-cell>
          <table:table-cell table:style-name="ce3" office:value-type="string" calcext:value-type="string">
            <text:p>W systemie istnieją dane do logowania testowego</text:p>
          </table:table-cell>
          <table:table-cell table:style-name="ce3" office:value-type="string" calcext:value-type="string">
            <text:p>1. Wchodzimy na stronę</text:p>
            <text:p>2. podajemy tylko login, pole hasło pozostaje puste</text:p>
            <text:p>3. Naciskamy przycisk Login</text:p>
          </table:table-cell>
          <table:table-cell table:style-name="ce3" office:value-type="string" calcext:value-type="string">
            <text:p>1. Pozostajemy na tej samej stronie</text:p>
            <text:p>2. Pod formularzem</text:p>
            <text:p>pojawia się komunikat “Wypełnij wszystkie pola”</text:p>
          </table:table-cell>
          <table:table-cell table:style-name="ce1" office:value-type="string" calcext:value-type="string">
            <text:p>komunikat inny niż w specyfikacji: "Wszystkie pola są wymagane"</text:p>
            <text:p>pozostałe zgodne z oczekiwaniami</text:p>
          </table:table-cell>
          <table:table-cell table:number-columns-repeated="1018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Proba logowania z niepełnymi danymi: <text:s/>wpisano hasło, nie podano loginu</text:p>
          </table:table-cell>
          <table:table-cell table:style-name="ce3" office:value-type="string" calcext:value-type="string">
            <text:p>W systemie istnieją dane do logowania testowego</text:p>
          </table:table-cell>
          <table:table-cell table:style-name="ce3" office:value-type="string" calcext:value-type="string">
            <text:p>1. Wchodzimy na stronę</text:p>
            <text:p>2. podajemy tylko hasło, pole login pozostaje puste</text:p>
            <text:p>3. Naciskamy przycisk Login</text:p>
          </table:table-cell>
          <table:table-cell table:style-name="ce3" office:value-type="string" calcext:value-type="string">
            <text:p>1. Pozostajemy na tej samej stronie</text:p>
            <text:p>2. Pod formularzem</text:p>
            <text:p>pojawia się komunikat “Wypełnij wszystkie pola”</text:p>
          </table:table-cell>
          <table:table-cell table:style-name="ce1" office:value-type="string" calcext:value-type="string">
            <text:p>komunikat jest inny niż w specyfikcaji: "Wszystkie pola są wymagane"</text:p>
            <text:p>pozostałe zgodne z oczekiwaniami</text:p>
          </table:table-cell>
          <table:table-cell table:number-columns-repeated="1018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3 krotne błędne logowanie </text:p>
          </table:table-cell>
          <table:table-cell table:style-name="ce3" office:value-type="string" calcext:value-type="string">
            <text:p>W systemie istnieją dane do logowania testowego</text:p>
          </table:table-cell>
          <table:table-cell table:style-name="ce3" office:value-type="string" calcext:value-type="string">
            <text:p>1. Wchodzimy na stronę</text:p>
            <text:p>2. podajemy błędne dane do logowania</text:p>
            <text:p>3. Naciskamy przycisk Login</text:p>
            <text:p>4. Powtarzamy tę czynność jeszcze 2 razy</text:p>
          </table:table-cell>
          <table:table-cell table:style-name="ce3" office:value-type="string" calcext:value-type="string">
            <text:p>1. Pozostajemy na tej samej stronie</text:p>
            <text:p>2. Pod formularzem pojawia się komunikat “Odczekaj 30 sekund</text:p>
            <text:p>przed ponownym logowaniem”.</text:p>
            <text:p/>
          </table:table-cell>
          <table:table-cell table:style-name="ce1" office:value-type="string" calcext:value-type="string">
            <text:p>komunikat inny niż w specyfikacji :"Zły login lub hasło</text:p>
            <text:p>Zbyt wiele prób logowania. Odczekaj 30 sekund, by spróbować ponownie."</text:p>
          </table:table-cell>
          <table:table-cell table:number-columns-repeated="1018"/>
        </table:table-row>
        <table:table-row table:style-name="ro1"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Testujemy logowanie używając prawidłowych danych przed upływem 30 sekund</text:p>
          </table:table-cell>
          <table:table-cell table:style-name="ce3" office:value-type="string" calcext:value-type="string">
            <text:p>Istnieją dane logowania</text:p>
            <text:p>3 krotnie próbujemy zalogować sie używając błednego loginu</text:p>
          </table:table-cell>
          <table:table-cell table:style-name="ce3" office:value-type="string" calcext:value-type="string">
            <text:p>1. Wchodzimy na stronę</text:p>
            <text:p>2. podajemy błędne dane do logowania</text:p>
            <text:p>3. Naciskamy przycisk Login</text:p>
            <text:p>4. Powtarzamy tę czynność jeszcze 2 razy</text:p>
            <text:p>5. przed upływem 30 sekund podajemy prawidłowe dane logowania</text:p>
            <text:p>6. Naciskamy Login</text:p>
          </table:table-cell>
          <table:table-cell table:style-name="ce3" office:value-type="string" calcext:value-type="string">
            <text:p>1. Pozostajemy na tej samej stronie</text:p>
            <text:p>2. Pod formularzem pojawia się komunikat “Odczekaj 30 sekund</text:p>
            <text:p>przed ponownym logowaniem”.</text:p>
            <text:p/>
          </table:table-cell>
          <table:table-cell table:style-name="ce1" office:value-type="string" calcext:value-type="string">
            <text:p>kominikat niezgodny ze specyfikacja: "Zbyt wiele prób logowania. Odczekaj 30 sekund, by spróbować ponownie."</text:p>
            <text:p>Prawidłowa reakcja - Nie udało się zalogować</text:p>
          </table:table-cell>
          <table:table-cell table:number-columns-repeated="1018"/>
        </table:table-row>
        <table:table-row table:style-name="ro1"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Po upływie 30 sekund, testujemy logowanie używając prawidłowych danych</text:p>
          </table:table-cell>
          <table:table-cell table:style-name="ce3" office:value-type="string" calcext:value-type="string">
            <text:p>Istnieją dane logowania.</text:p>
            <text:p>3 krotnie próbujemy zalogować sie używając błednego loginu</text:p>
          </table:table-cell>
          <table:table-cell table:style-name="ce3" office:value-type="string" calcext:value-type="string">
            <text:p>1. Wchodzimy na stronę</text:p>
            <text:p>2. podajemy błędne dane do logowania</text:p>
            <text:p>3. Naciskamy przycisk Login</text:p>
            <text:p>4. Powtarzamy tę czynność jeszcze 2 razy</text:p>
            <text:p>5. po upływie 30 sekund podajemy prawidłowe dane logowania</text:p>
            <text:p>6. Naciskamy Login</text:p>
          </table:table-cell>
          <table:table-cell table:style-name="ce3" office:value-type="string" calcext:value-type="string">
            <text:p>1. Formularz logowania znika</text:p>
            <text:p>2. Widzimy komunikat “Zalogowano pomyślnie!” oraz przycisk</text:p>
            <text:p>“Wyloguj”</text:p>
            <text:p>3. Adres strony nie zmienia się</text:p>
          </table:table-cell>
          <table:table-cell table:style-name="ce1" office:value-type="string" calcext:value-type="string">
            <text:p>zgodne z założeniami</text:p>
          </table:table-cell>
          <table:table-cell table:number-columns-repeated="1018"/>
        </table:table-row>
        <table:table-row table:style-name="ro1"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Sprawdzamy czy system zachowuje się innaczej podczas błędnego logowania się z istniejącą nazwą uzytkowika i nie istniejącą</text:p>
          </table:table-cell>
          <table:table-cell table:style-name="ce3" office:value-type="string" calcext:value-type="string">
            <text:p>W systemie istnieją dane do logowania testowego, próbujemy zalogować się używając błędnego hasła</text:p>
          </table:table-cell>
          <table:table-cell table:style-name="ce3" office:value-type="string" calcext:value-type="string">
            <text:p>1. Wchodzimy na stronę</text:p>
            <text:p>2. Otwieramy consolę (w Chrome f12)</text:p>
            <text:p>3. podajemy <text:span text:style-name="T1">prawdziwy</text:span> login ale, błędne hasło</text:p>
            <text:p>4. Naciskamy przycisk Login</text:p>
            <text:p>5. Zapisujemy log z konsoli do pliku</text:p>
          </table:table-cell>
          <table:table-cell table:style-name="ce3" office:value-type="string" calcext:value-type="string">
            <text:p>1. Pole z hasłem zostaje wyczyszczone</text:p>
            <text:p>2. Pole z loginem uzytkownika pozostaje </text:p>
            <text:p>3. Pojawia się komunikat “Niepoprawne dane logowania”</text:p>
            <text:p>4. Pozostajemy na tej samej stronie</text:p>
            <text:p>5. W logu konsoli nie widzimy nic co mogłoby wskazywać że użytkownik posiada konto w tym serwisie </text:p>
          </table:table-cell>
          <table:table-cell table:style-name="ce1" office:value-type="string" calcext:value-type="string">
            <text:p>zgodne z założeniami</text:p>
          </table:table-cell>
          <table:table-cell table:number-columns-repeated="1018"/>
        </table:table-row>
        <table:table-row table:style-name="ro1"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Sprawdzamy czy system zachowuje się innaczej podczas błędnego logowania się z istniejącą nazwą uzytkowika i nie istniejącą</text:p>
          </table:table-cell>
          <table:table-cell table:style-name="ce3" office:value-type="string" calcext:value-type="string">
            <text:p>Podajemy dane logowanie nie istniejące w systemie</text:p>
          </table:table-cell>
          <table:table-cell table:style-name="ce3" office:value-type="string" calcext:value-type="string">
            <text:p>1. Wchodzimy na stronę</text:p>
            <text:p>2. Otwieramy consolę (w Chrome f12)</text:p>
            <text:p>3. podajemy <text:span text:style-name="T1">nieprawdziwy</text:span> login i błędne hasło</text:p>
            <text:p>4. Naciskamy przycisk Login</text:p>
            <text:p>5. Zapisujemy log z konsoli pliku</text:p>
            <text:p>6. Otwieramy logi z pkt 1.8 i 1.9 w notepad++ i porównujemy</text:p>
          </table:table-cell>
          <table:table-cell table:style-name="ce10" office:value-type="string" calcext:value-type="string">
            <text:p>1. Pole z hasłem zostaje wyczyszczone </text:p>
            <text:p>2. Pole z loginem uzytkownika pozostaje </text:p>
            <text:p>3. Pojawia się komunikat “Niepoprawne dane logowania” </text:p>
            <text:p>4. Pozostajemy na tej samej stronie</text:p>
            <text:p>5. W logu konsoli nie widzimy nic co mogłoby wskazywać że użytkownik posiada konto w tym serwisie</text:p>
            <text:p>6. Przy porównaniu, logi są podobne, nie ma nic co mogłoby wskazywać że użytkownik posiada konto w tym serwisie</text:p>
          </table:table-cell>
          <table:table-cell table:style-name="ce1" office:value-type="string" calcext:value-type="string">
            <text:p>zgodne z założeniam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D.2 </text:p>
          </table:table-cell>
          <table:table-cell table:style-name="ce3" table:number-columns-repeated="3"/>
          <table:table-cell table:style-name="ce11"/>
          <table:table-cell table:style-name="ce1"/>
          <table:table-cell table:number-columns-repeated="1018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6" office:value-type="string" calcext:value-type="string">
            <text:p>Sprawdzamy wygląd strony korzystając z zainstalowanej przeglądarki</text:p>
          </table:table-cell>
          <table:table-cell table:style-name="ce3" office:value-type="string" calcext:value-type="string">
            <text:p>Strona jest funkcjonalna</text:p>
          </table:table-cell>
          <table:table-cell table:style-name="ce3" office:value-type="string" calcext:value-type="string">
            <text:p>1. Wchodzimy na stronę https://project-ta-acme-01.netlify.com/</text:p>
            <text:p>2. Sprawdzamy warstę wizualną w odniesieniu do przykładu ze specyfikacji</text:p>
          </table:table-cell>
          <table:table-cell table:style-name="ce3" office:value-type="string" calcext:value-type="string">
            <text:p>1. Wszystkie kształty wyglądają jak na przykładzie</text:p>
            <text:p>2. Tekst jest taki jak na przykładzie</text:p>
          </table:table-cell>
          <table:table-cell table:style-name="ce1" office:value-type="string" calcext:value-type="string">
            <text:p>1. kolor przycisku login jest szary, powinien być niebieski, taki jak górnego paska</text:p>
            <text:p>2. Logo ma kształt kwadratu, w specyfikacji jest okrągłe</text:p>
            <text:p>3. Pola login i password powinny byc predefiniwane: Your login i Your password</text:p>
            <text:p>4. Strona jest po angielsku, ale wszystkie komunikaty są po Polsku. Nie ma tego w specyfikacji, ale nie ma w tym logiki i komunikaty dla użytkownika powinny być takśe po angielsku</text:p>
            <text:p>5. Napis Login i Password - w przykładzie do specyfikacji użyto czcionki pogrubionej, jest zwykła </text:p>
          </table:table-cell>
          <table:table-cell table:number-columns-repeated="1018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Sprawdzamy wygląd strony korzystając ze strony responsiv.eu</text:p>
          </table:table-cell>
          <table:table-cell table:style-name="ce3" office:value-type="string" calcext:value-type="string">
            <text:p>Strona jest funkcjonalna</text:p>
          </table:table-cell>
          <table:table-cell table:style-name="ce3" office:value-type="string" calcext:value-type="string">
            <text:p>1. Wchodzimy na strone responsiv.eu</text:p>
            <text:p>2. podajemy adres testowanej strony</text:p>
            <text:p>3. Analizujemy warstwę wizualną</text:p>
          </table:table-cell>
          <table:table-cell table:style-name="ce3" office:value-type="string" calcext:value-type="string">
            <text:p>1. Strona ładuje się na wszystkich urządzeniach</text:p>
            <text:p>2. Wygląd strony jest podobny do przykładu załączonego do specyfikacji</text:p>
            <text:p>3. Na wszystkich modelowanych uządzeniach strona jest czytelna</text:p>
            <text:p/>
            <text:p/>
          </table:table-cell>
          <table:table-cell table:style-name="ce1" office:value-type="string" calcext:value-type="string">
            <text:p>strona jest czytelna</text:p>
          </table:table-cell>
          <table:table-cell table:number-columns-repeated="1018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sprawdzamy wygląd komunikatu po zalogowaniu logowania</text:p>
          </table:table-cell>
          <table:table-cell table:style-name="ce3" office:value-type="string" calcext:value-type="string">
            <text:p>Strona jest funkcjonalna</text:p>
            <text:p>posiadamy dane do logowania</text:p>
          </table:table-cell>
          <table:table-cell table:style-name="ce3" office:value-type="string" calcext:value-type="string">
            <text:p>1. Wchodzimy na strone responsiv.eu</text:p>
            <text:p>2. podajemy adres testowanej strony https://project-ta-acme-01.netlify.com/</text:p>
            <text:p>3. Podajemy dane logowania na urządzeniach (wybrano by przejść spektrum wielkości ekranów bez sprawdzania wszystkich) : </text:p>
            <text:p>-iphone 5SE</text:p>
            <text:p>-iphone 6plus</text:p>
            <text:p>-ipad Pro</text:p>
            <text:p>-Macbook 12"</text:p>
            <text:p>-Macbook 15"</text:p>
            <text:p>-iMac 21,5"</text:p>
          </table:table-cell>
          <table:table-cell table:style-name="ce3" office:value-type="string" calcext:value-type="string">
            <text:p>Na wszystkich urządzeniach strona ładuje się prawidłowo</text:p>
          </table:table-cell>
          <table:table-cell table:style-name="ce1" office:value-type="string" calcext:value-type="string">
            <text:p>Komunikaty są czytelne</text:p>
          </table:table-cell>
          <table:table-cell table:number-columns-repeated="1018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Sprawdzamy wygląd komunikatu po błędnym logowaniu</text:p>
          </table:table-cell>
          <table:table-cell table:style-name="ce3" office:value-type="string" calcext:value-type="string">
            <text:p>Strona jest funkcjonalna</text:p>
            <text:p>posiadamy dane do logowania</text:p>
          </table:table-cell>
          <table:table-cell table:style-name="ce3" office:value-type="string" calcext:value-type="string">
            <text:p>1. Wchodzimy na strone responsiv.eu</text:p>
            <text:p>2. podajemy adres naszej strony</text:p>
            <text:p>3. Podajemy błędne dane logowania na urządzeniach: </text:p>
            <text:p>-iphone 5SE</text:p>
            <text:p>-iphone 6plus</text:p>
            <text:p>-ipad Pro</text:p>
            <text:p>-Macbook 12"</text:p>
            <text:p>-Macbook 15"</text:p>
            <text:p>-iMac 21,5"</text:p>
          </table:table-cell>
          <table:table-cell table:style-name="ce3" office:value-type="string" calcext:value-type="string">
            <text:p>1. Pole z hasłem zostaje wyczyszczone</text:p>
            <text:p>2. Pole z loginem uzytkownika pozostaje </text:p>
            <text:p>3. Pojawia się komunikat “Niepoprawne dane logowania”</text:p>
            <text:p>4. Pozostajemy na tej samej stronie</text:p>
          </table:table-cell>
          <table:table-cell table:style-name="ce1" office:value-type="string" calcext:value-type="string">
            <text:p>komunikaty są czytelne, na wszystkich urządzeniach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Lista błędów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pis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zy próbie logowania z błędnymi danymi,pojawia się komunikat niezgodny ze specyfikacją "Zły login lub hasło", powinno być <text:s/>“Niepoprawne dane logowania”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zy próbie logowania z błędnymi danymi, pole password nie zostaje wyczyszczone, jest to niezgodny ze specyfikacją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zy probie logowania gdy wypełniono tylko jedno wymagane pole uzytkownika, pojawia się komunikat niezgodny ze specyfikacją "Wszystkie pola są wymagane", powinno być “Wypełnij wszystkie pola”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o 3 krotnej błędnej próbie logowania pojawia się komunikat niezgodny ze specyfikacją "Zbyt wiele prób logowania. Odczekaj 30 sekund, by spróbować ponownie." powinno być “Odczekaj 30 sekund</text:p>
            <text:p>przed ponownym logowaniem”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 głównej stronie logowanie kolor przycisku login jest szary, powinien być niebieski, taki jak górnego paska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Logo na stronie ma kształt kwadratu, w specyfikacji jest okrągłe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Napis na stronie logowania Login i Password napisane są zwykła czcionką, <text:s/>w przykładzie do specyfikacji użyto czcionki pogrubionej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Na stronie logowania Pola: login i Password są predefiniwane jakio login i password, wg specyfikacji powinny byc automatycznie wypełnione jako: Your login i Your password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Strona jest po angielsku, ale wszystkie komunikaty zwrotne są po Polsku. Jest to błąd w specyfikacji, gdyż strona będzie niezrozumiała dla użytkownika anglojęzycznego, dlatego komunikaty dla użytkownika powinny być także po angielsku.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" meta:object-count="0"/>
    <meta:generator>LibreOfficeDev/6.0.5.2$Linux_X86_64 LibreOffice_project/</meta:generator>
  </office:meta>
</office:document-meta>
</file>